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6" style:family="paragraph" style:parent-style-name="Table_20_Contents">
      <style:paragraph-properties fo:text-align="start" style:justify-single-word="false"/>
      <style:text-properties officeooo:paragraph-rsid="0018f1cd"/>
    </style:style>
    <style:style style:name="P7" style:family="paragraph" style:parent-style-name="Table_20_Contents">
      <style:paragraph-properties fo:text-align="start" style:justify-single-word="false"/>
      <style:text-properties officeooo:paragraph-rsid="002017d4"/>
    </style:style>
    <style:style style:name="P8" style:family="paragraph" style:parent-style-name="Table_20_Contents">
      <style:paragraph-properties fo:text-align="start" style:justify-single-word="false"/>
      <style:text-properties officeooo:paragraph-rsid="00215ae1"/>
    </style:style>
    <style:style style:name="P9" style:family="paragraph" style:parent-style-name="Table_20_Contents">
      <style:paragraph-properties fo:text-align="start" style:justify-single-word="false"/>
      <style:text-properties officeooo:rsid="002017d4" officeooo:paragraph-rsid="002017d4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7d4" officeooo:paragraph-rsid="00215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8f1cd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6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7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officeooo:rsid="001d9f1b"/>
    </style:style>
    <style:style style:name="T14" style:family="text">
      <style:text-properties officeooo:rsid="002017d4"/>
    </style:style>
    <style:style style:name="T15" style:family="text">
      <style:text-properties officeooo:rsid="00215a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4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5"><text:span text:style-name="T7">Numéro :</text:span><text:span text:style-name="T5">cas F-C-6</text:span></text:p>
                </table:table-cell>
              </table:table-row>
              <table:table-row>
                <table:table-cell table:style-name="Tableau2.A2" office:value-type="string">
                  <text:p text:style-name="P5"><text:span text:style-name="T7">Nom :</text:span><text:span text:style-name="T5">P</text:span><text:span text:style-name="T8">oster une recette pour un membr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13">Membre inscrit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3">Christine Zedday</text:span></text:p>
                </table:table-cell>
              </table:table-row>
              <table:table-row>
                <table:table-cell table:style-name="Tableau2.A2" office:value-type="string">
                  <text:p text:style-name="P5"><text:span text:style-name="T7">Date : </text:span><text:span text:style-name="T5">1</text:span><text:span text:style-name="T8">3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3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3">Le membre a sélectionné son compte ou espace perso tableau de bord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6"><text:span text:style-name="T5">1. Le membre sélectionne p</text:span><text:span text:style-name="T10">oster une recette sur son tableau de bord</text:span></text:p>
                  <text:p text:style-name="P6"><text:span text:style-name="T5">2. Le système affiche u</text:span><text:span text:style-name="T10">n formulaire à remplir</text:span></text:p>
                  <text:p text:style-name="P6"><text:span text:style-name="T5">3. Le membre r</text:span><text:span text:style-name="T10">emplit les champs et uploade une photo s’il le souhaite</text:span></text:p>
                  <text:p text:style-name="P9"><text:span text:style-name="T10">4. </text:span><text:span text:style-name="T4">Le membre envoie le formulaire</text:span></text:p>
                  <text:p text:style-name="P6"><text:span text:style-name="T5">5. Le système v</text:span><text:span text:style-name="T10">érifie les champs et la photo</text:span></text:p>
                  <text:p text:style-name="P6"><text:span text:style-name="T5">6. Le </text:span><text:span text:style-name="T11">système affiche un aperçu et demande confirmation</text:span></text:p>
                  <text:p text:style-name="P6"><text:span text:style-name="T5">7. Le m</text:span><text:span text:style-name="T11">embre confirme le post de la recette</text:span></text:p>
                  <text:p text:style-name="P9"><text:span text:style-name="T11">8.</text:span><text:span text:style-name="T4">Le système enregistre la recette dans la base avec publiée à faux</text:span></text:p>
                  <text:p text:style-name="P7"><text:span text:style-name="T11">9. le système affiche un message de prise en compte, remerciement, et attente de validation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11">3a. Le membre abandonne →<text:span text:style-name="T15"> rien n’est enregistré</text:span></text:p>
                  <text:p text:style-name="P6"><text:span text:style-name="T5">6a. Le membre a rentré une donnée non conforme → message d’erreur, </text:span><text:span text:style-name="T11">retour à 3 (données correctes restent affichées)</text:span></text:p>
                  <text:p text:style-name="P8"><text:span text:style-name="T11">7</text:span><text:span text:style-name="T12">a. le membre abandonne → rien n’est enregistré</text:span></text:p>
                </table:table-cell>
              </table:table-row>
              <table:table-row>
                <table:table-cell table:style-name="Tableau3.A2" office:value-type="string">
                  <text:p text:style-name="P5"><text:span text:style-name="T7">S</text:span><text:span text:style-name="T9">cénarios d’exception : l’</text:span><text:span text:style-name="T8">enregistrement</text:span><text:span text:style-name="T9"> en bdd n’a pas marché, message d’erreur</text:span></text:p>
                </table:table-cell>
              </table:table-row>
              <table:table-row>
                <table:table-cell table:style-name="Tableau3.A2" office:value-type="string">
                  <text:p text:style-name="P1">Fin : </text:p>
                </table:table-cell>
              </table:table-row>
              <table:table-row>
                <table:table-cell table:style-name="Tableau3.A2" office:value-type="string">
                  <text:p text:style-name="P1">Post conditions :<text:span text:style-name="T13">la recette sera validée par l’admin avant d’être publié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3T10:38:39.316000000</dc:date>
    <meta:editing-duration>PT33M32S</meta:editing-duration>
    <meta:editing-cycles>10</meta:editing-cycles>
    <meta:document-statistic meta:table-count="4" meta:image-count="0" meta:object-count="0" meta:page-count="1" meta:paragraph-count="31" meta:word-count="216" meta:character-count="1294" meta:non-whitespace-character-count="1108"/>
  </office:meta>
</office:document-meta>
</file>